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imbus Sans1" svg:font-family="'Nimbus San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color="#000000" loext:opacity="100%" style:font-name="Nimbus Sans" fo:font-size="12pt"/>
    </style:style>
    <style:style style:name="P2" style:family="paragraph" style:parent-style-name="Standard">
      <style:paragraph-properties fo:margin-top="0cm" fo:margin-bottom="0.499cm" style:contextual-spacing="false"/>
      <style:text-properties fo:color="#000000" loext:opacity="100%" style:font-name="Nimbus Sans" fo:font-size="12pt" fo:font-weight="bold"/>
    </style:style>
    <style:style style:name="P3" style:family="paragraph" style:parent-style-name="Text_20_body">
      <style:paragraph-properties fo:margin-top="0cm" fo:margin-bottom="0cm" style:contextual-spacing="false"/>
      <style:text-properties fo:color="#000000" loext:opacity="100%" style:font-name="Nimbus Sans" fo:font-size="12pt" fo:font-weight="bold"/>
    </style:style>
    <style:style style:name="P4" style:family="paragraph" style:parent-style-name="Text_20_body">
      <style:text-properties fo:color="#000000" loext:opacity="100%" style:font-name="Nimbus Sans" fo:font-size="12pt" fo:font-weight="bold"/>
    </style:style>
    <style:style style:name="P5" style:family="paragraph" style:parent-style-name="Text_20_body">
      <style:text-properties fo:color="#000000" loext:opacity="100%" style:font-name="Nimbus Sans" fo:font-size="12pt"/>
    </style:style>
    <style:style style:name="P6" style:family="paragraph" style:parent-style-name="Text_20_body">
      <style:paragraph-properties fo:margin-top="0cm" fo:margin-bottom="0cm" style:contextual-spacing="false"/>
      <style:text-properties fo:color="#000000" loext:opacity="100%" style:font-name="Nimbus Sans" fo:font-size="12pt"/>
    </style:style>
    <style:style style:name="P7" style:family="paragraph" style:parent-style-name="Text_20_body">
      <style:text-properties fo:color="#000000" loext:opacity="100%" style:font-name="Nimbus Sans" fo:font-size="12pt" officeooo:rsid="000655b5" officeooo:paragraph-rsid="000655b5"/>
    </style:style>
    <style:style style:name="P8" style:family="paragraph" style:parent-style-name="Text_20_body">
      <style:paragraph-properties fo:margin-top="0cm" fo:margin-bottom="0cm" style:contextual-spacing="false"/>
      <style:text-properties fo:color="#000000" loext:opacity="100%" style:font-name="Nimbus Sans" fo:font-size="12pt" officeooo:rsid="000cff8d" officeooo:paragraph-rsid="000cff8d"/>
    </style:style>
    <style:style style:name="P9" style:family="paragraph" style:parent-style-name="Standard">
      <style:text-properties fo:color="#000000" loext:opacity="100%" style:font-name="Nimbus Sans" fo:font-size="12pt" officeooo:paragraph-rsid="00268ea7"/>
    </style:style>
    <style:style style:name="P10" style:family="paragraph" style:parent-style-name="Standard">
      <style:text-properties style:font-name="Nimbus Sans"/>
    </style:style>
    <style:style style:name="P11" style:family="paragraph" style:parent-style-name="Text_20_body">
      <style:paragraph-properties fo:margin-top="0cm" fo:margin-bottom="0cm" style:contextual-spacing="false"/>
      <style:text-properties style:font-name="Nimbus Sans" fo:font-weight="bold"/>
    </style:style>
    <style:style style:name="P12" style:family="paragraph" style:parent-style-name="Text_20_body">
      <style:paragraph-properties fo:margin-top="0cm" fo:margin-bottom="0cm" style:contextual-spacing="false"/>
      <style:text-properties style:font-name="Nimbus Sans"/>
    </style:style>
    <style:style style:name="P13" style:family="paragraph" style:parent-style-name="Text_20_body" style:list-style-name="L1">
      <style:paragraph-properties fo:margin-top="0cm" fo:margin-bottom="0cm" style:contextual-spacing="false"/>
      <style:text-properties fo:color="#000000" loext:opacity="100%" style:font-name="Nimbus Sans" fo:font-size="12pt" officeooo:rsid="00294214" officeooo:paragraph-rsid="00294214"/>
    </style:style>
    <style:style style:name="P14" style:family="paragraph" style:parent-style-name="Text_20_body" style:list-style-name="L2">
      <style:text-properties fo:color="#000000" loext:opacity="100%" style:font-name="Nimbus Sans" fo:font-size="12pt" officeooo:rsid="00294214" officeooo:paragraph-rsid="00294214"/>
    </style:style>
    <style:style style:name="P15" style:family="paragraph" style:parent-style-name="Text_20_body" style:list-style-name="L3">
      <style:text-properties fo:color="#000000" loext:opacity="100%" style:font-name="Nimbus Sans" fo:font-size="12pt" officeooo:rsid="00294214" officeooo:paragraph-rsid="00294214"/>
    </style:style>
    <style:style style:name="P16" style:family="paragraph" style:parent-style-name="Text_20_body" style:list-style-name="L4">
      <style:text-properties fo:color="#000000" loext:opacity="100%" style:font-name="Nimbus Sans" fo:font-size="12pt" officeooo:rsid="002a7b17" officeooo:paragraph-rsid="001ba315"/>
    </style:style>
    <style:style style:name="P17" style:family="paragraph" style:parent-style-name="Text_20_body" style:list-style-name="L4">
      <style:text-properties fo:color="#000000" loext:opacity="100%" style:font-name="Nimbus Sans" fo:font-size="12pt" officeooo:rsid="002a7b17" officeooo:paragraph-rsid="002a7b17"/>
    </style:style>
    <style:style style:name="P18" style:family="paragraph" style:parent-style-name="Text_20_body" style:list-style-name="L6">
      <style:paragraph-properties fo:margin-top="0cm" fo:margin-bottom="0cm" style:contextual-spacing="false"/>
      <style:text-properties fo:color="#000000" loext:opacity="100%" style:font-name="Nimbus Sans" fo:font-size="12pt" fo:font-weight="normal" officeooo:rsid="001f6dca" officeooo:paragraph-rsid="001f6dca" style:font-weight-asian="normal" style:font-weight-complex="normal"/>
    </style:style>
    <style:style style:name="P19" style:family="paragraph" style:parent-style-name="Text_20_body" style:list-style-name="L6">
      <style:paragraph-properties fo:margin-top="0cm" fo:margin-bottom="0cm" style:contextual-spacing="false"/>
      <style:text-properties fo:color="#000000" loext:opacity="100%" style:font-name="Nimbus Sans" fo:font-size="12pt" fo:font-weight="normal" officeooo:rsid="002a7b17" officeooo:paragraph-rsid="002a7b17" style:font-weight-asian="normal" style:font-weight-complex="normal"/>
    </style:style>
    <style:style style:name="P20" style:family="paragraph" style:parent-style-name="Text_20_body" style:list-style-name="L5">
      <style:paragraph-properties fo:margin-top="0cm" fo:margin-bottom="0cm" style:contextual-spacing="false"/>
      <style:text-properties style:font-name="Nimbus Sans" fo:font-weight="normal" officeooo:rsid="002a7b17" officeooo:paragraph-rsid="002a7b17" style:font-weight-asian="normal" style:font-weight-complex="normal"/>
    </style:style>
    <style:style style:name="P21" style:family="paragraph" style:parent-style-name="Text_20_body" style:list-style-name="L5">
      <style:paragraph-properties fo:margin-top="0cm" fo:margin-bottom="0cm" style:contextual-spacing="false"/>
      <style:text-properties style:font-name="Nimbus Sans" fo:font-weight="normal" officeooo:rsid="002aa2a4" officeooo:paragraph-rsid="002aa2a4" style:font-weight-asian="normal" style:font-weight-complex="normal"/>
    </style:style>
    <style:style style:name="T1" style:family="text">
      <style:text-properties officeooo:rsid="000514cf"/>
    </style:style>
    <style:style style:name="T2" style:family="text">
      <style:text-properties fo:color="#000000" loext:opacity="100%" fo:font-size="12pt"/>
    </style:style>
    <style:style style:name="T3" style:family="text">
      <style:text-properties fo:font-weight="bold"/>
    </style:style>
    <style:style style:name="T4" style:family="text">
      <style:text-properties fo:font-weight="bold" officeooo:rsid="00294214" style:font-weight-asian="bold" style:font-weight-complex="bold"/>
    </style:style>
    <style:style style:name="T5" style:family="text">
      <style:text-properties fo:font-weight="bold" officeooo:rsid="00116b9b"/>
    </style:style>
    <style:style style:name="T6" style:family="text">
      <style:text-properties officeooo:rsid="0015e068"/>
    </style:style>
    <style:style style:name="T7" style:family="text">
      <style:text-properties officeooo:rsid="0016e737"/>
    </style:style>
    <style:style style:name="T8" style:family="text">
      <style:text-properties style:font-name="Nimbus Sans1"/>
    </style:style>
    <style:style style:name="T9" style:family="text">
      <style:text-properties officeooo:rsid="002a7b17"/>
    </style:style>
    <style:style style:name="T10" style:family="text">
      <style:text-properties officeooo:rsid="002bc7d5"/>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FYP Meeting on <text:span text:style-name="T10">28</text:span>/1<text:span text:style-name="T6">1</text:span>/2023 - Meeting Minute<text:span text:style-name="T1">s Notes</text:span></text:p>
      <text:p text:style-name="P10"/>
      <text:p text:style-name="P10"><text:span text:style-name="T2">Dear. Dr Lilit,</text:span> </text:p>
      <text:p text:style-name="P1"/>
      <text:p text:style-name="P9">I wanted to follow up our recent supervision meeting that took place on the <text:span text:style-name="T4">28/</text:span><text:span text:style-name="T3">1</text:span><text:span text:style-name="T5">1</text:span><text:span text:style-name="T3">/2023 </text:span>at <text:span text:style-name="T3">13:30pm - 14:00pm. </text:span>As promised, I have created a meeting minute <text:span text:style-name="T8">to summarise what we have discussed so far in the meeting.</text:span> Please find below a summary of the meeting minutes.</text:p>
      <text:p text:style-name="P1"/>
      <text:p text:style-name="P2">What we have discussed so far during the meeting.</text:p>
      <text:list xml:id="list2114426789" text:style-name="L1">
        <text:list-item>
          <text:p text:style-name="P13">Progress in background research and changes applied according to feedback that was given by Dr. Lilit on using tables for highlighting features that are supported by each existing mobile application, and including footnotes for including reference to the mobile applications web page links.</text:p>
        </text:list-item>
        <text:list-item>
          <text:p text:style-name="P13">Begin to start writing up the next chapter of the report which is requirements analysis. Identifying the requirements from the background research and from knowledge elicitation activities, prioritising requirements using MoSCoW.</text:p>
        </text:list-item>
        <text:list-item>
          <text:p text:style-name="P13">Begin to start designing wireframes for the mobile applications.</text:p>
        </text:list-item>
      </text:list>
      <text:p text:style-name="P3">What actions have been done</text:p>
      <text:p text:style-name="P11"/>
      <text:p text:style-name="P5">Dr. Lilit:</text:p>
      <text:list xml:id="list2456340577" text:style-name="L2">
        <text:list-item>
          <text:p text:style-name="P14">Stated that I should now focus on the next phase which is the requirements analysis, and design (if possible to do so along with identifying and prioritising the requirements) before beginning with the development phase.</text:p>
        </text:list-item>
      </text:list>
      <text:p text:style-name="P7">Myself:</text:p>
      <text:list xml:id="list2113577364" text:style-name="L3">
        <text:list-item>
          <text:p text:style-name="P15">Background research is completed.</text:p>
        </text:list-item>
        <text:list-item>
          <text:p text:style-name="P15">Knowledge elicitation activity is now complete, and responses have been analysed for each question that was asked in the interview. </text:p>
        </text:list-item>
      </text:list>
      <text:p text:style-name="P11"/>
      <text:p text:style-name="P3">Responsibility</text:p>
      <text:p text:style-name="P11"/>
      <text:p text:style-name="P5">Myself</text:p>
      <text:list xml:id="list777951235" text:style-name="L4">
        <text:list-item>
          <text:p text:style-name="P16">Start identifying the requirements for the eye health application.</text:p>
        </text:list-item>
        <text:list-item>
          <text:p text:style-name="P17">Prioritise the requirements using MoSCoW.</text:p>
        </text:list-item>
        <text:list-item>
          <text:p text:style-name="P17">Begin writing the next chapter of the report.</text:p>
        </text:list-item>
        <text:list-item>
          <text:p text:style-name="P17">Begin designing the UI of the mobile application using Wireframes. I am deciding to use Microsoft PowerPoint for creating the wireframe designs.</text:p>
        </text:list-item>
        <text:list-item>
          <text:p text:style-name="P17">Start researching the platforms and tools for developing the application, though it has been already done in the background research, compare the technologies and <text:soft-page-break/>tools, and make a selection of platform and tools and then justify why I am using the following platform and tools.</text:p>
        </text:list-item>
      </text:list>
      <text:p text:style-name="P4">What we have agreed to</text:p>
      <text:list xml:id="list3048046674" text:style-name="L5">
        <text:list-item>
          <text:p text:style-name="P20">Not to rush completion of the progress report as a date will be negotiated between myself and Dr. Lilit.</text:p>
        </text:list-item>
        <text:list-item>
          <text:p text:style-name="P20">Before even making start writing the main body of the next chapter provide an introduction for the importance of the following sections and why, though it should be brief not in-depth since it is the opening of the chapter.</text:p>
        </text:list-item>
        <text:list-item>
          <text:p text:style-name="P21">Begin identifying the functional requirements of the application, as well as non-functional requirement though the non-functional requirements does not have to be a long list as the functional requirements.</text:p>
        </text:list-item>
      </text:list>
      <text:p text:style-name="P3">What actions need to be done</text:p>
      <text:p text:style-name="P7">Myself</text:p>
      <text:list xml:id="list2391573235" text:style-name="L6">
        <text:list-item>
          <text:p text:style-name="P18">By the end of this week, <text:span text:style-name="T9">I should begin making a start in identifying the functional and non-functional requirements.</text:span></text:p>
        </text:list-item>
        <text:list-item>
          <text:p text:style-name="P19">Make a start comparing the tools, and perform selections and justify why.</text:p>
        </text:list-item>
        <text:list-item>
          <text:p text:style-name="P19">Prioritise the requirements using MoSCoW.</text:p>
        </text:list-item>
        <text:list-item>
          <text:p text:style-name="P19">If possible, design a first draft of the wireframes.</text:p>
        </text:list-item>
      </text:list>
      <text:p text:style-name="P8"/>
      <text:p text:style-name="P6">Thank you very much for the meeting, and for taking your time reading this e-mail. I am looking forward to seeing you <text:span text:style-name="T7">next week</text:span>.</text:p>
      <text:p text:style-name="P12"/>
      <text:p text:style-name="P6">Kind Regards,</text:p>
      <text:p text:style-name="P6">Ibrahim Ahmad</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Sans" svg:font-family="'Nimbus Sans'" style:font-family-generic="swiss" style:font-pitch="variable"/>
    <style:font-face style:name="Nimbus Sans1" svg:font-family="'Nimbus Sans',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2T19:53:17.534628289</meta:creation-date>
    <dc:date>2023-11-30T09:10:58.895512353</dc:date>
    <meta:editing-duration>PT1H37M54S</meta:editing-duration>
    <meta:editing-cycles>33</meta:editing-cycles>
    <meta:generator>LibreOffice/7.3.7.2$Linux_X86_64 LibreOffice_project/30$Build-2</meta:generator>
    <meta:document-statistic meta:table-count="0" meta:image-count="0" meta:object-count="0" meta:page-count="2" meta:paragraph-count="33" meta:word-count="498" meta:character-count="3028" meta:non-whitespace-character-count="2579"/>
  </office:meta>
</office:document-meta>
</file>